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华文宋体" svg:font-family="华文宋体" style:font-family-generic="system" style:font-pitch="variable"/>
  </office:font-face-decls>
  <office:automatic-styles>
    <style:style style:name="P1" style:family="paragraph" style:parent-style-name="Standard">
      <style:text-properties officeooo:rsid="001a2144" officeooo:paragraph-rsid="001a2144"/>
    </style:style>
    <style:style style:name="P2" style:family="paragraph" style:parent-style-name="Standard">
      <style:text-properties officeooo:rsid="001af84c" officeooo:paragraph-rsid="001af8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plan for the application</text:h>
      <text:p text:style-name="P2">This is a cool Web applic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华文宋体" svg:font-family="华文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4T12:12:29.963205205</meta:creation-date>
    <dc:date>2021-05-04T17:21:00.069709038</dc:date>
    <meta:editing-duration>PT1M28S</meta:editing-duration>
    <meta:editing-cycles>2</meta:editing-cycles>
    <meta:generator>LibreOffice/7.1.0.3$MacOSX_X86_64 LibreOffice_project/f6099ecf3d29644b5008cc8f48f42f4a40986e4c</meta:generator>
    <meta:document-statistic meta:table-count="0" meta:image-count="0" meta:object-count="0" meta:page-count="1" meta:paragraph-count="2" meta:word-count="11" meta:character-count="60" meta:non-whitespace-character-count="51"/>
  </office:meta>
</office:document-meta>
</file>